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</style:style>
    <style:style style:name="P2" style:family="paragraph" style:parent-style-name="Standard">
      <style:paragraph-properties fo:break-before="pag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ce181e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color="#ce181e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72bf44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color="#72bf44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color="#0066b3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fo:color="#0066b3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2" style:family="paragraph">
      <style:text-properties fo:color="#72bf44"/>
    </style:style>
    <style:style style:name="P13" style:family="paragraph">
      <loext:graphic-properties draw:fill="none" draw:fill-color="#ffffff"/>
      <style:text-properties fo:color="#72bf44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72bf44" fo:font-size="12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text-properties fo:color="#ce181e"/>
    </style:style>
    <style:style style:name="P17" style:family="paragraph">
      <loext:graphic-properties draw:fill="none" draw:fill-color="#ffffff"/>
      <style:text-properties fo:color="#ce181e"/>
    </style:style>
    <style:style style:name="P18" style:family="paragraph">
      <style:text-properties fo:color="#0066b3"/>
    </style:style>
    <style:style style:name="P19" style:family="paragraph">
      <loext:graphic-properties draw:fill="none" draw:fill-color="#ffffff"/>
      <style:text-properties fo:color="#0066b3" fo:font-weight="bold" style:font-weight-asian="bold" style:font-weight-complex="bold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e181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72bf44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66b3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72bf44" fo:font-weight="bold" style:font-weight-asian="bold" style:font-weight-complex="bold"/>
    </style:style>
    <style:style style:name="T7" style:family="text">
      <style:text-properties fo:color="#72bf44" fo:font-size="12pt" fo:font-weight="bold" style:font-weight-asian="bold" style:font-weight-complex="bold"/>
    </style:style>
    <style:style style:name="T8" style:family="text">
      <style:text-properties fo:font-size="12pt"/>
    </style:style>
    <style:style style:name="T9" style:family="text">
      <style:text-properties fo:color="#ce181e"/>
    </style:style>
    <style:style style:name="T10" style:family="text">
      <style:text-properties fo:color="#0066b3" fo:font-weight="bold" style:font-weight-asian="bold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644cm" fo:min-width="2.417cm" fo:padding-top="0.025cm" fo:padding-bottom="0.025cm" fo:padding-left="0.025cm" fo:padding-right="0.025cm" style:run-through="foreground"/>
    </style:style>
    <style:style style:name="gr3" style:family="graphic">
      <style:graphic-properties svg:stroke-width="0.049cm" svg:stroke-color="#000000" draw:marker-start-width="0.427cm" draw:marker-end="Extrémités_20_de_20_flèche_20_2" draw:marker-end-width="0.427cm" draw:fill-color="#ffffff" draw:textarea-horizontal-align="justify" draw:textarea-vertical-align="middle" draw:auto-grow-height="false" fo:min-height="1.124cm" fo:min-width="3.082cm" fo:padding-top="0.025cm" fo:padding-bottom="0.025cm" fo:padding-left="0.025cm" fo:padding-right="0.025cm" style:run-through="foreground"/>
    </style:style>
    <style:style style:name="gr4" style:family="graphic">
      <style:graphic-properties draw:stroke="solid" svg:stroke-width="0.049cm" svg:stroke-color="#000000" draw:marker-start-width="0.427cm" draw:marker-end="Extrémités_20_de_20_flèche_20_2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834cm" fo:min-width="3.216cm" fo:padding-top="0.025cm" fo:padding-bottom="0.025cm" fo:padding-left="0.025cm" fo:padding-right="0.025cm" style:run-through="foreground"/>
    </style:style>
    <style:style style:name="gr6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0.836cm" fo:min-width="3.219cm" fo:padding-top="0.025cm" fo:padding-bottom="0.025cm" fo:padding-left="0.025cm" fo:padding-right="0.025cm" style:run-through="foreground"/>
    </style:style>
    <style:style style:name="gr7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834cm" fo:min-width="3.612cm" fo:padding-top="0.025cm" fo:padding-bottom="0.025cm" fo:padding-left="0.025cm" fo:padding-right="0.025cm" style:run-through="foreground"/>
    </style:style>
    <style:style style:name="gr8" style:family="graphic">
      <style:graphic-properties svg:stroke-width="0.049cm" svg:stroke-color="#000000" draw:marker-end="Extrémités_20_de_20_flèche_20_2" draw:textarea-horizontal-align="center" draw:textarea-vertical-align="middle" fo:padding-top="0.025cm" fo:padding-bottom="0.025cm" fo:padding-left="0.025cm" fo:padding-right="0.025cm" style:run-through="foreground"/>
    </style:style>
    <style:style style:name="gr9" style:family="graphic">
      <style:graphic-properties svg:stroke-width="0.049cm" svg:stroke-color="#000000" draw:marker-start="" draw:marker-end="" draw:textarea-horizontal-align="center" draw:textarea-vertical-align="middle" fo:padding-top="0.025cm" fo:padding-bottom="0.025cm" fo:padding-left="0.025cm" fo:padding-right="0.025cm" style:run-through="foreground"/>
    </style:style>
    <style:style style:name="gr10" style:family="graphic">
      <style:graphic-properties svg:stroke-width="0.049cm" svg:stroke-color="#000000" draw:marker-start="" draw:marker-end="Extrémités_20_de_20_flèche_20_2" draw:textarea-horizontal-align="center" draw:textarea-vertical-align="middle" fo:padding-top="0.025cm" fo:padding-bottom="0.025cm" fo:padding-left="0.025cm" fo:padding-right="0.025cm" style:run-through="foreground"/>
    </style:style>
    <style:style style:name="gr11" style:family="graphic">
      <style:graphic-properties draw:stroke="none" svg:stroke-width="0.049cm" svg:stroke-color="#000000" draw:marker-start="" draw:marker-end="Extrémités_20_de_20_flèche_20_2" draw:fill="none" draw:fill-color="#ffffff" fo:min-height="0.751cm" style:run-through="foreground"/>
    </style:style>
    <style:style style:name="gr12" style:family="graphic">
      <style:graphic-properties svg:stroke-width="0.049cm" svg:stroke-color="#808080" draw:marker-start="" draw:marker-end="Extrémités_20_de_20_flèche_20_2" draw:textarea-horizontal-align="center" draw:textarea-vertical-align="middle" fo:padding-top="0.025cm" fo:padding-bottom="0.025cm" fo:padding-left="0.025cm" fo:padding-right="0.025cm" style:run-through="foreground"/>
    </style:style>
    <style:style style:name="gr13" style:family="graphic">
      <style:graphic-properties svg:stroke-width="0.049cm" svg:stroke-color="#666666" draw:marker-start="" draw:marker-end="Extrémités_20_de_20_flèche_20_2" draw:textarea-horizontal-align="center" draw:textarea-vertical-align="middle" fo:padding-top="0.025cm" fo:padding-bottom="0.025cm" fo:padding-left="0.025cm" fo:padding-right="0.025cm" style:run-through="foreground"/>
    </style:style>
    <style:style style:name="gr14" style:family="graphic">
      <style:graphic-properties draw:stroke="none" svg:stroke-width="0.049cm" svg:stroke-color="#000000" draw:marker-start="" draw:marker-end="Extrémités_20_de_20_flèche_20_2" draw:fill="none" draw:fill-color="#ffffff" fo:min-height="0.427cm" style:run-through="foreground"/>
    </style:style>
    <style:style style:name="gr15" style:family="graphic">
      <style:graphic-properties draw:stroke="none" svg:stroke-width="0.049cm" svg:stroke-color="#000000" draw:marker-start="" draw:marker-end="Extrémités_20_de_20_flèche_20_2" draw:fill="none" draw:fill-color="#ffffff" fo:min-height="0.829cm" style:run-through="foreground"/>
    </style:style>
    <style:style style:name="gr16" style:family="graphic">
      <style:graphic-properties draw:stroke="none" svg:stroke-width="0.049cm" svg:stroke-color="#000000" draw:marker-start="" draw:marker-end="Extrémités_20_de_20_flèche_20_2" draw:fill="none" draw:fill-color="#ffffff" fo:min-height="0.78cm" style:run-through="foreground"/>
    </style:style>
    <style:style style:name="gr17" style:family="graphic">
      <style:graphic-properties draw:stroke="none" svg:stroke-width="0.049cm" svg:stroke-color="#000000" draw:marker-start="" draw:marker-end="Extrémités_20_de_20_flèche_20_2" draw:fill="none" draw:fill-color="#ffffff" fo:min-height="0.616cm" style:run-through="foreground"/>
    </style:style>
    <style:style style:name="gr18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834cm" fo:min-width="3.903cm" fo:padding-top="0.025cm" fo:padding-bottom="0.025cm" fo:padding-left="0.025cm" fo:padding-right="0.025cm" style:run-through="foreground"/>
    </style:style>
    <style:style style:name="gr19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956cm" fo:min-width="3.205cm" fo:padding-top="0.025cm" fo:padding-bottom="0.025cm" fo:padding-left="0.025cm" fo:padding-right="0.025cm" style:run-through="foreground"/>
    </style:style>
    <style:style style:name="gr20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219cm" fo:min-width="3.177cm" fo:padding-top="0.025cm" fo:padding-bottom="0.025cm" fo:padding-left="0.025cm" fo:padding-right="0.025cm" style:run-through="foreground"/>
    </style:style>
    <style:style style:name="gr21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979cm" fo:min-width="3.201cm" fo:padding-top="0.025cm" fo:padding-bottom="0.025cm" fo:padding-left="0.025cm" fo:padding-right="0.025cm" style:run-through="foreground"/>
    </style:style>
    <style:style style:name="gr22" style:family="graphic">
      <style:graphic-properties svg:stroke-width="0.049cm" svg:stroke-color="#000000" draw:marker-end="Extrémités_20_de_20_flèche_20_2" draw:fill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23" style:family="graphic">
      <style:graphic-properties svg:stroke-width="0.049cm" svg:stroke-color="#000000" draw:marker-start="Extrémités_20_de_20_flèche_20_2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4" style:family="graphic">
      <style:graphic-properties draw:stroke="none" svg:stroke-color="#000000" draw:fill="none" draw:fill-color="#ffffff" fo:min-height="0.97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1" draw:style-name="gr1"><draw:custom-shape draw:name="Forme1" draw:style-name="gr5" draw:text-style-name="P20" svg:width="3.361cm" svg:height="0.98cm" svg:x="-0.522cm" svg:y="0.753cm"><text:p text:style-name="P3">Lancer le je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18" draw:text-style-name="P20" svg:width="4.049cm" svg:height="0.98cm" svg:x="3.315cm" svg:y="1.785cm"><text:p text:style-name="P3">Créer une sauvegar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19" draw:text-style-name="P20" svg:width="3.361cm" svg:height="1.112cm" svg:x="-0.601cm" svg:y="3.425cm"><text:p text:style-name="P3">Sélectionner une</text:p><text:p text:style-name="P3">sauvegar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0" draw:text-style-name="P20" svg:width="3.361cm" svg:height="1.403cm" svg:x="5.723cm" svg:y="4.775cm"><text:p text:style-name="P3">Sélectionner un</text:p><text:p text:style-name="P3">nivea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1" draw:text-style-name="P20" svg:width="3.361cm" svg:height="1.138cm" svg:x="1.756cm" svg:y="8.064cm"><text:p text:style-name="P3">S1 :Jouer le niveau</text:p><text:p text:style-name="P3">Sélectionné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1" draw:text-style-name="P20" svg:width="3.361cm" svg:height="1.138cm" svg:x="1.308cm" svg:y="12.774cm"><text:p text:style-name="P3">Afficher le sco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draw:name="Forme2" draw:style-name="gr22" draw:text-style-name="P21" svg:width="2.598cm" svg:height="0.263cm" draw:transform="rotate (-0.257261531743965) translate (2.90630593405255cm 0.868139574324727cm)" svg:viewBox="0 0 2599 264" svg:d="M0 264c0 0 654-246 998-262 540-26 1601 262 1601 262"><text:p/></draw:path><draw:polyline draw:name="Forme2" draw:style-name="gr22" draw:text-style-name="P21" svg:width="0.455cm" svg:height="1.63cm" draw:transform="rotate (-0.257261531743965) translate (1.09184722222223cm 1.73213888888889cm)" svg:viewBox="0 0 456 1631" draw:points="0,0 141,537 456,1631"><text:p/></draw:polyline><draw:path draw:name="Forme2" draw:style-name="gr22" draw:text-style-name="P21" svg:width="3.262cm" svg:height="0.82cm" draw:transform="rotate (-0.257261531743965) translate (2.75872222222222cm 3.95363888888889cm)" svg:viewBox="0 0 3263 821" svg:d="M0 0c0 0 695 589 1119 718 684 207 2144 38 2144 38"><text:p/></draw:path><draw:path draw:name="Shape1" draw:style-name="gr23" draw:text-style-name="P3" svg:width="2.671cm" svg:height="0.794cm" draw:transform="rotate (0.0596902604182061) translate (2.71132376355451cm 2.92338361032427cm)" svg:viewBox="0 0 2672 795" svg:d="M0 795c1776 0 2672-795 2672-795"><text:p/></draw:path><draw:frame draw:name="Shape3" draw:style-name="gr24" draw:text-style-name="P22" svg:width="3.017cm" svg:height="0.976cm" svg:x="5.227cm" svg:y="12.792cm"><draw:text-box><text:p>Validation du joueur</text:p></draw:text-box></draw:frame><draw:custom-shape draw:name="Forme1" draw:style-name="gr21" draw:text-style-name="P20" svg:width="3.361cm" svg:height="1.138cm" svg:x="7.516cm" svg:y="11.045cm"><text:p text:style-name="P3">Niveau réuss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1" draw:text-style-name="P20" svg:width="3.361cm" svg:height="1.138cm" svg:x="13.226cm" svg:y="7.47cm"><text:p text:style-name="P3">Niveau échoué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1" draw:text-style-name="P20" svg:width="3.361cm" svg:height="1.138cm" svg:x="7.599cm" svg:y="8.352cm"><text:p text:style-name="P3">Débloquage du</text:p><text:p text:style-name="P3">Niveau suiva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4" draw:style-name="gr9" draw:text-style-name="P3" svg:x1="4.668cm" svg:y1="13.322cm" svg:x2="8.418cm" svg:y2="13.322cm"><text:p/></draw:line><draw:path draw:name="Shape35" draw:style-name="gr10" draw:text-style-name="P3" svg:width="1.454cm" svg:height="0.278cm" draw:transform="rotate (0.687659725285766) translate (8.24100617101383cm 13.1068387916449cm)" svg:viewBox="0 0 1455 279" svg:d="M0 279c1009 0 1455-279 1455-279"><text:p/></draw:path><draw:path draw:name="Shape36" draw:style-name="gr10" draw:text-style-name="P3" svg:width="6.713cm" svg:height="3.464cm" draw:transform="rotate (0.197396738400559) translate (7.73863536734072cm 9.92446155128835cm)" svg:viewBox="0 0 6714 3465" svg:d="M0 3465c4686 0 5784-1228 6155-1951 372-722 559-1514 559-1514"><text:p/></draw:path><draw:path draw:name="Shape37" draw:style-name="gr10" draw:text-style-name="P3" svg:width="4.443cm" svg:height="4.268cm" draw:transform="rotate (2.01672795067945) translate (10.9997482440291cm 9.31123579915593cm)" svg:viewBox="0 0 4444 4269" svg:d="M0 4269c2712 0 4444-4269 4444-4269"><text:p/></draw:path><draw:path draw:name="Shape38" draw:style-name="gr10" draw:text-style-name="P3" svg:width="2.325cm" svg:height="0.787cm" draw:transform="rotate (2.38080363264546) translate (8.75065276871767cm 8.35201389840627cm)" svg:viewBox="0 0 2326 788" svg:d="M0 0c1921 0 2326 788 2326 788"><text:p/></draw:path><draw:path draw:name="Shape39" draw:style-name="gr10" draw:text-style-name="P3" svg:width="1.555cm" svg:height="0.027cm" draw:transform="rotate (1.53449347835341) translate (9.28079816329634cm 11.0444464519405cm)" svg:viewBox="0 0 1556 28" svg:d="M0 28c1557 0 1556-28 1556-28"><text:p/></draw:path><draw:path draw:name="Shape40" draw:style-name="gr10" draw:text-style-name="P3" svg:width="2.951cm" svg:height="0.925cm" draw:transform="rotate (-2.78955974346254) translate (6.34228258111464cm 7.04655451110558cm)" svg:viewBox="0 0 2952 926" svg:d="M0 926c2225 0 2952-926 2952-926"><text:p/></draw:path><draw:path draw:name="Shape41" draw:style-name="gr10" draw:text-style-name="P3" svg:width="3.599cm" svg:height="0.456cm" draw:transform="rotate (-1.87483268249231) translate (3.84007638304312cm 9.33893770241728cm)" svg:viewBox="0 0 3600 457" svg:d="M0 457c2422 0 3600-457 3600-457"><text:p/></draw:path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/>
      <text:p text:style-name="Standard"><draw:g text:anchor-type="paragraph" draw:z-index="0" draw:style-name="gr1"><draw:custom-shape draw:name="Forme1" draw:style-name="gr2" draw:text-style-name="P4" svg:width="2.541cm" svg:height="0.768cm" svg:x="-0.019cm" svg:y="0.307cm"><text:p text:style-name="P3"><text:span text:style-name="T1">Débuter nivea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3" draw:text-style-name="P4" svg:width="3.255cm" svg:height="1.297cm" svg:x="4.082cm" svg:y="-0.01cm"><text:p text:style-name="P3"><text:span text:style-name="T1">Temps de 2s durant</text:span><text:span text:style-name="T1"><text:line-break/></text:span><text:span text:style-name="T1">lequel il n’y a aucun</text:span></text:p><text:p text:style-name="P3"><text:span text:style-name="T1">ennem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2" draw:style-name="gr4" draw:text-style-name="P3" svg:x1="2.547cm" svg:y1="0.651cm" svg:x2="4.082cm" svg:y2="0.651cm"><text:p/></draw:line><draw:custom-shape draw:name="Forme1" draw:style-name="gr5" draw:text-style-name="P4" svg:width="3.361cm" svg:height="0.98cm" svg:x="2.706cm" svg:y="2.847cm"><text:p text:style-name="P3"><text:span text:style-name="T1">Déplacement du</text:span></text:p><text:p text:style-name="P3"><text:span text:style-name="T1">Jou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" draw:text-style-name="P4" svg:width="3.361cm" svg:height="0.98cm" svg:x="8.024cm" svg:y="1.101cm"><text:p text:style-name="P3"><text:span text:style-name="T1">Défilement du</text:span></text:p><text:p text:style-name="P3"><text:span text:style-name="T1">pay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" draw:text-style-name="P4" svg:width="3.361cm" svg:height="0.98cm" svg:x="13.845cm" svg:y="3.959cm"><text:p text:style-name="P3"><text:span text:style-name="T1">Déplacement des</text:span></text:p><text:p text:style-name="P3"><text:span text:style-name="T1">Enemi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" draw:text-style-name="P4" svg:width="3.361cm" svg:height="0.98cm" svg:x="13.369cm" svg:y="7.292cm"><text:p text:style-name="P3"><text:span text:style-name="T1">Tir ennem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" draw:text-style-name="P4" svg:width="3.361cm" svg:height="0.98cm" svg:x="1.092cm" svg:y="7.134cm"><text:p text:style-name="P3"><text:span text:style-name="T1">Tir du jou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" draw:text-style-name="P4" svg:width="3.361cm" svg:height="0.98cm" svg:x="1.048cm" svg:y="4.98cm"><text:p text:style-name="P3"><text:span text:style-name="T1">Collision avec</text:span></text:p><text:p text:style-name="P3"><text:span text:style-name="T1">l’environne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6" draw:text-style-name="P4" svg:width="3.365cm" svg:height="0.981cm" svg:x="13.027cm" svg:y="18.86cm"><text:p text:style-name="P3"><text:span text:style-name="T1">Affichage du je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" draw:text-style-name="P4" svg:width="3.361cm" svg:height="0.98cm" svg:x="12.787cm" svg:y="1.974cm"><text:p text:style-name="P3"><text:span text:style-name="T1">Apparition d’un</text:span></text:p><text:p text:style-name="P3"><text:span text:style-name="T1">Nouvel ennem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" draw:text-style-name="P6" svg:width="3.361cm" svg:height="0.98cm" svg:x="11.328cm" svg:y="14.013cm"><text:p text:style-name="P5"><text:span text:style-name="T2">Niveau échoué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" draw:text-style-name="P8" svg:width="3.361cm" svg:height="0.98cm" svg:x="4.285cm" svg:y="16.715cm"><text:p text:style-name="P7"><text:span text:style-name="T3">Niveau réuss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7" draw:text-style-name="P4" svg:width="3.758cm" svg:height="0.98cm" svg:x="9.215cm" svg:y="5.308cm"><text:p text:style-name="P3"><text:span text:style-name="T1">Collision entre le</text:span></text:p><text:p text:style-name="P3"><text:span text:style-name="T1">Joueur et un ennem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draw:name="Shape4" draw:style-name="gr8" draw:text-style-name="P3" svg:width="1.83cm" svg:height="0.718cm" draw:transform="rotate (0.0312413936106985) translate (7.33601388888889cm 0.440208333333333cm)" svg:viewBox="0 0 1831 719" svg:d="M0 0c847 0 1831 719 1831 719"><text:p/></draw:path><draw:path draw:name="Shape5" draw:style-name="gr8" draw:text-style-name="P3" svg:width="3.14cm" svg:height="0.67cm" draw:transform="rotate (0.0113446401379631) translate (11.3851388888653cm 1.33879166459034cm)" svg:viewBox="0 0 3141 671" svg:d="M0 0c2328 0 3141 671 3141 671"><text:p/></draw:path><draw:path draw:name="Shape6" draw:style-name="gr8" draw:text-style-name="P3" svg:width="1.003cm" svg:height="0.166cm" draw:transform="rotate (-1.24913214565234) translate (15.2470555697671cm 2.95274999526418cm)" svg:viewBox="0 0 1004 167" svg:d="M0 0c669 0 1004 167 1004 167"><text:p/></draw:path><draw:path draw:name="Shape7" draw:style-name="gr8" draw:text-style-name="P3" svg:width="3.679cm" svg:height="0.84cm" draw:transform="rotate (-3.015754414521) translate (8.12951086589976cm 2.38604108493684cm)" svg:viewBox="0 0 3680 841" svg:d="M0 841c2320 0 3680-841 3680-841"><text:p/></draw:path><draw:path draw:name="Shape9" draw:style-name="gr8" draw:text-style-name="P3" svg:width="4.803cm" svg:height="1.414cm" draw:transform="rotate (-0.144164196214732) translate (6.06601388896943cm 3.21833333277855cm)" svg:viewBox="0 0 4804 1415" svg:d="M0 0c3315 0 4804 1415 4804 1415"><text:p/></draw:path><draw:path draw:name="Shape10" draw:style-name="gr8" draw:text-style-name="P3" svg:width="3.537cm" svg:height="1.456cm" draw:transform="rotate (-1.05348073650378) translate (12.0948774434939cm 1.35906051565116cm)" svg:viewBox="0 0 3538 1457" svg:d="M0 1457c1766 0 3538-1457 3538-1457"><text:p/></draw:path><draw:path draw:name="Shape13" draw:style-name="gr8" draw:text-style-name="P3" svg:width="2.4cm" svg:height="0.183cm" draw:transform="rotate (-1.85772845582276) translate (15.6883813469776cm 4.99027723956155cm)" svg:viewBox="0 0 2401 184" svg:d="M0 184c1683 0 2401-184 2401-184"><text:p/></draw:path><draw:path draw:name="Shape14" draw:style-name="gr8" draw:text-style-name="P3" svg:width="2.62cm" svg:height="0.303cm" draw:transform="rotate (-2.98294222458351) translate (13.8928104606828cm 4.89446704388243cm)" svg:viewBox="0 0 2621 304" svg:d="M0 304c2010 0 2621-304 2621-304"><text:p/></draw:path><draw:custom-shape draw:name="Forme1" draw:style-name="gr5" draw:text-style-name="P4" svg:width="3.361cm" svg:height="0.98cm" svg:x="11.298cm" svg:y="9.473cm"><text:p text:style-name="P3"><text:span text:style-name="T1">Joueur touché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" draw:text-style-name="P4" svg:width="3.361cm" svg:height="0.98cm" svg:x="2.89cm" svg:y="9.494cm"><text:p text:style-name="P3"><text:span text:style-name="T1">Ennemi touché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draw:name="Shape15" draw:style-name="gr8" draw:text-style-name="P3" svg:width="1.835cm" svg:height="0.2cm" draw:transform="rotate (-0.73565627971561) translate (3.34786114840765cm 8.11312495879544cm)" svg:viewBox="0 0 1836 201" svg:d="M0 0c1427 0 1836 201 1836 201"><text:p/></draw:path><draw:custom-shape draw:name="Forme1" draw:style-name="gr5" draw:text-style-name="P10" svg:width="3.361cm" svg:height="0.98cm" svg:x="9.714cm" svg:y="16.743cm"><text:p text:style-name="P9"><text:span text:style-name="T4">Niveau en cou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" draw:text-style-name="P4" svg:width="3.361cm" svg:height="0.98cm" svg:x="2.921cm" svg:y="11.609cm"><text:p text:style-name="P3"><text:span text:style-name="T1">Ennemi détrui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" draw:text-style-name="P4" svg:width="3.361cm" svg:height="0.98cm" svg:x="11.302cm" svg:y="11.499cm"><text:p text:style-name="P3"><text:span text:style-name="T1">Joueur perd de la vi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draw:name="Shape17" draw:style-name="gr8" draw:text-style-name="P3" svg:width="1.047cm" svg:height="0.025cm" draw:transform="rotate (-1.5707963267949) translate (12.9567638888889cm 10.4510416666667cm)" svg:viewBox="0 0 1048 26" svg:d="M0 0c848 0 1048 26 1048 26"><text:p/></draw:path><draw:path draw:name="Shape18" draw:style-name="gr8" draw:text-style-name="P3" svg:width="1.534cm" svg:height="-0.001cm" draw:transform="rotate (-1.5707963267949) translate (12.9010833333333cm 12.47775cm)" svg:viewBox="0 0 1535 0" svg:d="M0 0c967 0 1535 0 1535 0"><text:p/></draw:path><draw:path draw:name="Shape21" draw:style-name="gr8" draw:text-style-name="P3" svg:width="1.135cm" svg:height="0.005cm" draw:transform="rotate (-1.54252199291259) translate (4.60198611111111cm 10.4732083333333cm)" svg:viewBox="0 0 1136 6" svg:d="M0 0c939 0 1136 6 1136 6"><text:p/></draw:path><draw:path draw:name="Shape8" draw:style-name="gr8" draw:text-style-name="P3" svg:width="1.818cm" svg:height="0.448cm" draw:transform="rotate (-2.72027017215836) translate (4.42321531227275cm 4.23552876942598cm)" svg:viewBox="0 0 1819 449" svg:d="M0 449c1251 0 1819-449 1819-449"><text:p/></draw:path><draw:path draw:name="Shape11" draw:style-name="gr8" draw:text-style-name="P3" svg:width="1.182cm" svg:height="0.017cm" draw:transform="rotate (-1.70396494872206) translate (2.69705345752141cm 5.96178861953651cm)" svg:viewBox="0 0 1183 18" svg:d="M0 18c836 0 1183-18 1183-18"><text:p/></draw:path><draw:path draw:name="Shape19" draw:style-name="gr8" draw:text-style-name="P3" svg:width="3.668cm" svg:height="0.939cm" draw:transform="rotate (-2.37923283631867) translate (8.70437247355683cm 14.1808973608954cm)" svg:viewBox="0 0 3669 940" svg:d="M0 940c2541 0 3669-940 3669-940"><text:p/></draw:path><draw:path draw:name="Shape20" draw:style-name="gr8" draw:text-style-name="P3" svg:width="3.665cm" svg:height="1.044cm" draw:transform="rotate (-0.739146938219599) translate (8.05391666666667cm 13.5008055555556cm)" svg:viewBox="0 0 3666 1045" svg:d="M0 0c2563 0 3666 1045 3666 1045"><text:p/></draw:path><draw:path draw:name="Shape22" draw:style-name="gr9" draw:text-style-name="P3" svg:width="2.132cm" svg:height="0.78cm" draw:transform="rotate (-0.324282175020546) translate (6.28220833333333cm 12.080875cm)" svg:viewBox="0 0 2133 781" svg:d="M0 0c1312 0 2133 781 2133 781"><text:p/></draw:path><draw:path draw:name="Shape16" draw:style-name="gr10" draw:text-style-name="P3" svg:width="1.581cm" svg:height="0.845cm" draw:transform="rotate (-2.37452044733828) translate (13.9557295797387cm 8.37378144439204cm)" svg:viewBox="0 0 1582 846" svg:d="M0 846c882 0 1582-846 1582-846"><text:p/></draw:path><draw:path draw:name="Shape23" draw:style-name="gr10" draw:text-style-name="P3" svg:width="11.23cm" svg:height="2.271cm" draw:transform="skewX (-7.29846686196851E-017) rotate (-0.739845069920396) translate (4.4079583415344cm 5.39749999101553cm)" svg:viewBox="0 0 11231 2272" svg:d="M0 0c4296 0 5034 1965 7547 2198s3684-158 3684-158"><text:p/></draw:path><draw:path draw:name="Shape24" draw:style-name="gr10" draw:text-style-name="P3" svg:width="3.657cm" svg:height="3.816cm" draw:transform="rotate (-1.05382980235418) translate (14.661444456447cm 11.9979722153983cm)" svg:viewBox="0 0 3658 3817" svg:d="M0 0c2691 0 3399 1683 3591 2306 192 622-90 1511-90 1511"><text:p/></draw:path><draw:path draw:name="Shape25" draw:style-name="gr10" draw:text-style-name="P3" svg:width="1.819cm" svg:height="1.379cm" draw:transform="rotate (-1.44216556092291) translate (12.7928477932436cm 17.5448297654023cm)" svg:viewBox="0 0 1820 1380" svg:d="M0 1380c1305-1 1820-1380 1820-1380"><text:p/></draw:path><draw:path draw:name="Shape26" draw:style-name="gr10" draw:text-style-name="P3" svg:width="6.775cm" svg:height="19.474cm" draw:transform="rotate (0.376642052580376) translate (9.22718267603865cm 1.29648714382291cm)" svg:viewBox="0 0 6776 19475" svg:d="M0 19475c1669 0 5660-8274 6182-10882 522-2609 786-5321 432-6089-355-768-1223-1982-2605-2349-1382-366-3007 31-3007 31"><text:p/></draw:path><draw:frame draw:name="Shape27" draw:style-name="gr11" draw:text-style-name="P11" svg:width="0.976cm" svg:height="0.752cm" svg:x="4.631cm" svg:y="5.091cm"><draw:text-box><text:p><text:span text:style-name="T5">Oui</text:span></text:p></draw:text-box></draw:frame><draw:frame draw:name="Shape27" draw:style-name="gr11" draw:text-style-name="P13" svg:width="0.976cm" svg:height="0.752cm" svg:x="2.876cm" svg:y="6.149cm"><draw:text-box><text:p text:style-name="P12"><text:span text:style-name="T6">Non</text:span></text:p></draw:text-box></draw:frame><draw:line draw:name="Shape12" draw:style-name="gr9" draw:text-style-name="P3" svg:x1="11.063cm" svg:y1="6.287cm" svg:x2="11.035cm" svg:y2="7.652cm"><text:p/></draw:line><draw:path draw:name="Shape28" draw:style-name="gr10" draw:text-style-name="P3" svg:width="2.002cm" svg:height="0.552cm" draw:transform="rotate (-0.798488132787406) translate (11.0641111111111cm 7.65175cm)" svg:viewBox="0 0 2003 553" svg:d="M0 0c1517 0 2003 553 2003 553"><text:p/></draw:path><draw:path draw:name="Shape29" draw:style-name="gr12" draw:text-style-name="P3" svg:width="6.171cm" svg:height="0.388cm" draw:transform="rotate (-2.51048159606864) translate (11.2656622860633cm 7.96615585138402cm)" svg:viewBox="0 0 6172 389" svg:d="M0 389c4863 0 6172-389 6172-389"><text:p/></draw:path><draw:path draw:name="Shape30" draw:style-name="gr13" draw:text-style-name="P3" svg:width="4.956cm" svg:height="1.302cm" draw:transform="rotate (-2.50594374001346) translate (9.21455557491075cm 5.81377780401135cm)" svg:viewBox="0 0 4957 1303" svg:d="M0 0c2861 0 4957 1303 4957 1303"><text:p/></draw:path><draw:frame draw:name="Shape27" draw:style-name="gr11" draw:text-style-name="P11" svg:width="0.976cm" svg:height="0.752cm" svg:x="11.035cm" svg:y="6.513cm"><draw:text-box><text:p><text:span text:style-name="T5">Oui</text:span></text:p></draw:text-box></draw:frame><draw:frame draw:name="Shape27" draw:style-name="gr14" draw:text-style-name="P14" svg:width="0.976cm" svg:height="0.489cm" svg:x="8.24cm" svg:y="5.398cm"><draw:text-box><text:p><text:span text:style-name="T7">Non</text:span></text:p></draw:text-box></draw:frame><draw:frame draw:name="Shape31" draw:style-name="gr15" draw:text-style-name="P15" svg:width="4.012cm" svg:height="0.976cm" draw:transform="rotate (-0.453785605518526) translate (13.4682916666667cm 0.3175cm)"><draw:text-box><text:p><text:span text:style-name="T8">Nbre </text:span><text:span text:style-name="T8">d’enn</text:span><text:span text:style-name="T8">emi </text:span><text:span text:style-name="T8">insuff</text:span><text:span text:style-name="T8">isant</text:span></text:p></draw:text-box></draw:frame><draw:frame draw:name="Shape31" draw:style-name="gr15" draw:text-style-name="P15" svg:width="4.012cm" svg:height="0.976cm" draw:transform="rotate (-0.575958653158129) translate (11.3594444444444cm 2.39636111111111cm)"><draw:text-box><text:p><text:span text:style-name="T8">Nbre </text:span><text:span text:style-name="T8">d’enn</text:span><text:span text:style-name="T8">emi </text:span><text:span text:style-name="T8">suffis</text:span><text:span text:style-name="T8">ant</text:span></text:p></draw:text-box></draw:frame><draw:frame draw:name="Shape32" draw:style-name="gr16" draw:text-style-name="P17" svg:width="2.368cm" svg:height="0.976cm" svg:x="10.896cm" svg:y="12.61cm"><draw:text-box><text:p text:style-name="P16"><text:span text:style-name="T9">Joue</text:span><text:span text:style-name="T9">ur </text:span><text:span text:style-name="T9">n’a</text:span></text:p><text:p text:style-name="P16"><text:span text:style-name="T9">Plus </text:span><text:span text:style-name="T9">de </text:span><text:span text:style-name="T9">vie</text:span></text:p></draw:text-box></draw:frame><draw:frame draw:name="Shape33" draw:style-name="gr17" draw:text-style-name="P15" svg:width="3.426cm" svg:height="0.616cm" svg:x="4.973cm" svg:y="13.168cm"><draw:text-box><text:p><text:span text:style-name="T8">Obje</text:span><text:span text:style-name="T8">ctif </text:span><text:span text:style-name="T8">attein</text:span><text:span text:style-name="T8">t ?</text:span></text:p></draw:text-box></draw:frame><draw:frame draw:name="Shape27" draw:style-name="gr11" draw:text-style-name="P13" svg:width="0.976cm" svg:height="0.752cm" svg:x="5.828cm" svg:y="14.477cm"><draw:text-box><text:p text:style-name="P12"><text:span text:style-name="T6">Oui</text:span></text:p></draw:text-box></draw:frame><draw:frame draw:name="Shape27" draw:style-name="gr11" draw:text-style-name="P19" svg:width="0.976cm" svg:height="0.752cm" svg:x="9.252cm" svg:y="14.309cm"><draw:text-box><text:p text:style-name="P18"><text:span text:style-name="T10">Non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1321 3493" svg:d="M1321 3493h-1321l661-3493z"/>
    <draw:marker draw:name="Extrémités_20_de_20_flèche_20_2" draw:display-name="Extrémités de flèche 2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44:15.958526902</meta:creation-date>
    <meta:generator>LibreOffice/6.0.7.3$Linux_X86_64 LibreOffice_project/00m0$Build-3</meta:generator>
    <dc:date>2019-03-31T21:43:35.362943322</dc:date>
    <meta:editing-duration>PT49M10S</meta:editing-duration>
    <meta:editing-cycles>8</meta:editing-cycles>
    <meta:document-statistic meta:table-count="0" meta:image-count="0" meta:object-count="0" meta:page-count="3" meta:paragraph-count="1" meta:word-count="0" meta:character-count="1" meta:non-whitespace-character-count="0"/>
  </office:meta>
</office:document-meta>
</file>